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A2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A9" style:family="table-cell">
      <style:table-cell-properties style:vertical-align="top" fo:background-color="#000000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A10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fb470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paragraph-rsid="00412ff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5" style:family="paragraph" style:parent-style-name="Standard">
      <style:paragraph-properties fo:line-height="115%" style:writing-mode="lr-tb"/>
      <style:text-properties fo:language="en" fo:country="US"/>
    </style:style>
    <style:style style:name="P16" style:family="paragraph" style:parent-style-name="Standard">
      <style:text-properties officeooo:rsid="00412ff3" officeooo:paragraph-rsid="00412ff3"/>
    </style:style>
    <style:style style:name="P1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18" style:family="paragraph" style:parent-style-name="Standard">
      <style:paragraph-properties fo:margin-top="0.101cm" fo:margin-bottom="0.101cm" loext:contextual-spacing="false" fo:line-height="115%" style:writing-mode="lr-tb"/>
      <style:text-properties fo:language="en" fo:country="US" officeooo:paragraph-rsid="002027ff"/>
    </style:style>
    <style:style style:name="P1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font-size="12pt" fo:language="en" fo:country="US" fo:font-weight="bold" officeooo:paragraph-rsid="003fb47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language="en" fo:country="US"/>
    </style:style>
    <style:style style:name="P2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4116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441163" officeooo:paragraph-rsid="0044116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44116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8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rsid="00441620" officeooo:paragraph-rsid="00441620"/>
    </style:style>
    <style:style style:name="P29" style:family="paragraph" style:parent-style-name="Standard">
      <style:paragraph-properties fo:margin-top="0.101cm" fo:margin-bottom="0.101cm" loext:contextual-spacing="false" fo:line-height="115%" style:writing-mode="lr-tb"/>
      <style:text-properties fo:language="en" fo:country="US" officeooo:rsid="00441620" officeooo:paragraph-rsid="00441620"/>
    </style:style>
    <style:style style:name="P3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1pt" officeooo:rsid="002027ff" style:font-size-asian="11pt" style:font-size-complex="11pt"/>
    </style:style>
    <style:style style:name="T10" style:family="text">
      <style:text-properties fo:color="#666666" fo:font-size="11pt" officeooo:rsid="001dbc88" style:font-size-asian="11pt" style:font-size-complex="11pt"/>
    </style:style>
    <style:style style:name="T11" style:family="text">
      <style:text-properties fo:color="#666666" fo:font-size="11pt" officeooo:rsid="003fb470" style:font-size-asian="11pt" style:font-size-complex="11pt"/>
    </style:style>
    <style:style style:name="T12" style:family="text">
      <style:text-properties fo:color="#666666" fo:font-size="11pt" officeooo:rsid="00441163" style:font-size-asian="11pt" style:font-size-complex="11pt"/>
    </style:style>
    <style:style style:name="T13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12f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fb47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3fb47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fb470" style:font-weight-asian="bold" style:font-weight-complex="bold"/>
    </style:style>
    <style:style style:name="T28" style:family="text">
      <style:text-properties fo:font-weight="bold" officeooo:rsid="002332e6" style:font-weight-asian="bold" style:font-weight-complex="bold"/>
    </style:style>
    <style:style style:name="T29" style:family="text">
      <style:text-properties fo:font-weight="bold" officeooo:rsid="00427613" style:font-weight-asian="bold" style:font-weight-complex="bold"/>
    </style:style>
    <style:style style:name="T30" style:family="text">
      <style:text-properties officeooo:rsid="002027ff"/>
    </style:style>
    <style:style style:name="T31" style:family="text">
      <style:text-properties officeooo:rsid="002332e6"/>
    </style:style>
    <style:style style:name="T32" style:family="text">
      <style:text-properties officeooo:rsid="003fb470"/>
    </style:style>
    <style:style style:name="T33" style:family="text">
      <style:text-properties officeooo:rsid="00412ff3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12ff3" style:font-weight-asian="normal" style:font-weight-complex="normal"/>
    </style:style>
    <style:style style:name="T36" style:family="text">
      <style:text-properties officeooo:rsid="00427613"/>
    </style:style>
    <style:style style:name="T37" style:family="text">
      <style:text-properties officeooo:rsid="00441163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21.5 IP Field" form:control-implementation="ooo:com.sun.star.form.component.TextField" xml:id="control1" form:id="control1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2" form:id="control2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3" form:id="control3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4" form:id="control4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5" form:id="control5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6" form:id="control6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7" form:id="control7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8" form:id="control8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9" form:id="control9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0" form:id="control10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11" form:id="control11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12" form:id="control12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4" form:id="control14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2">Quick l</text:span>aunch <text:span text:style-name="T32">c</text:span>hecklist...</text:p>
      <text:p text:style-name="P21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1" draw:style-name="gr2" draw:text-style-name="P31" svg:width="0.466cm" svg:height="0.563cm" draw:control="control2"/></text:p>
          </table:table-cell>
          <table:table-cell table:style-name="Table1.B2" office:value-type="string">
            <text:p text:style-name="P9"><text:span text:style-name="T20">In a web browser navigate to </text:span><text:span text:style-name="T25">the Dashboard home </text:span><text:span text:style-name="T13">(</text:span><text:a xlink:type="simple" xlink:href="https://dashboard.rc.nectar.org.au/" text:style-name="Internet_20_link" text:visited-style-name="Visited_20_Internet_20_Link">https://dashboard.rc.nectar.org.au</text:a><text:span text:style-name="T13">) </text:span><text:span text:style-name="T14">and log in.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13" draw:style-name="gr2" draw:text-style-name="P31" svg:width="0.466cm" svg:height="0.563cm" draw:control="control13"/></text:p>
          </table:table-cell>
          <table:table-cell table:style-name="Table1.B3" office:value-type="string">
            <text:p text:style-name="P5">Select the “<text:span text:style-name="T26">Instances</text:span>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4" office:value-type="string">
            <text:p text:style-name="P2"><draw:control text:anchor-type="as-char" draw:z-index="2" draw:style-name="gr2" draw:text-style-name="P31" svg:width="0.466cm" svg:height="0.563cm" draw:control="control3"/></text:p>
          </table:table-cell>
          <table:table-cell table:style-name="Table1.B4" office:value-type="string">
            <text:p text:style-name="P1">Press the “<text:span text:style-name="T26">Launch Instance</text:span>” button</text:p>
          </table:table-cell>
        </table:table-row>
        <table:table-row>
          <table:table-cell table:style-name="Table1.A5" office:value-type="string">
            <text:p text:style-name="P2"><draw:control text:anchor-type="as-char" draw:z-index="3" draw:style-name="gr2" draw:text-style-name="P31" svg:width="0.466cm" svg:height="0.563cm" draw:control="control4"/></text:p>
          </table:table-cell>
          <table:table-cell table:style-name="Table1.B5" office:value-type="string">
            <text:p text:style-name="P4">A dialogue titled “<text:span text:style-name="T26">Launch Instance</text:span>” is shown</text:p>
          </table:table-cell>
        </table:table-row>
      </table:table>
      <text:p text:style-name="P14"/>
      <text:p text:style-name="P16">In the <text:span text:style-name="T26">Launch Instances</text:span> dialogu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><text:span text:style-name="T31">Go to the “D</text:span>etails” tab:</text:p>
          </table:table-cell>
        </table:table-row>
        <table:table-row>
          <table:table-cell table:style-name="Table2.A2" office:value-type="string">
            <text:p text:style-name="P2"><draw:control text:anchor-type="as-char" draw:z-index="4" draw:style-name="gr2" draw:text-style-name="P31" svg:width="0.466cm" svg:height="0.563cm" draw:control="control5"/></text:p>
          </table:table-cell>
          <table:table-cell table:style-name="Table2.B2" office:value-type="string">
            <text:p text:style-name="P6">Enter a meaningful name in the Instance Name fiel<text:span text:style-name="T31">d, e.g.: “</text:span><text:span text:style-name="T28">TestInstance</text:span><text:span text:style-name="T31">”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5" draw:style-name="gr2" draw:text-style-name="P31" svg:width="0.466cm" svg:height="0.563cm" draw:control="control6"/></text:p>
          </table:table-cell>
          <table:table-cell table:style-name="Table2.B3" office:value-type="string">
            <text:p text:style-name="P10"><text:span text:style-name="T15">The </text:span><text:span text:style-name="T17">selected</text:span><text:span text:style-name="T15"> Flavor is</text:span><text:span text:style-name="T18"> </text:span><text:span text:style-name="T19">m2 tiny</text:span><text:span text:style-name="T15"> 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6" draw:style-name="gr2" draw:text-style-name="P31" svg:width="0.466cm" svg:height="0.563cm" draw:control="control7"/></text:p>
          </table:table-cell>
          <table:table-cell table:style-name="Table2.B4" office:value-type="string">
            <text:p text:style-name="P10"><text:span text:style-name="T15">The </text:span><text:span text:style-name="T17">selected </text:span><text:span text:style-name="T15">Instance Count is </text:span><text:span text:style-name="T19">1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7" draw:style-name="gr2" draw:text-style-name="P31" svg:width="0.466cm" svg:height="0.563cm" draw:control="control8"/></text:p>
          </table:table-cell>
          <table:table-cell table:style-name="Table2.B5" office:value-type="string">
            <text:p text:style-name="P11"><text:span text:style-name="T15">The Instance Boot Source is </text:span><text:span text:style-name="T19">Boot from image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8" draw:style-name="gr2" draw:text-style-name="P31" svg:width="0.466cm" svg:height="0.563cm" draw:control="control9"/></text:p>
          </table:table-cell>
          <table:table-cell table:style-name="Table2.B6" office:value-type="string">
            <text:p text:style-name="P11"><text:span text:style-name="T15">The Image Name is</text:span><text:span text:style-name="T16"> </text:span><text:span text:style-name="T19">res_os_drupal7</text:span>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><text:span text:style-name="T31">Go to the “</text:span>Access &amp; Security” tab:</text:p>
          </table:table-cell>
        </table:table-row>
        <table:table-row>
          <table:table-cell table:style-name="Table2.A2" office:value-type="string">
            <text:p text:style-name="P2"><draw:control text:anchor-type="as-char" draw:z-index="9" draw:style-name="gr2" draw:text-style-name="P31" svg:width="0.466cm" svg:height="0.563cm" draw:control="control10"/></text:p>
          </table:table-cell>
          <table:table-cell table:style-name="Table2.B8" office:value-type="string">
            <text:p text:style-name="P6"><text:span text:style-name="T32">The</text:span> <text:span text:style-name="T27">http</text:span> security group <text:span text:style-name="T32">is checked</text:span></text:p>
          </table:table-cell>
        </table:table-row>
        <table:table-row>
          <table:table-cell table:style-name="Table2.A9" office:value-type="string">
            <text:p text:style-name="P2"/>
          </table:table-cell>
          <table:table-cell table:style-name="Table2.A9" office:value-type="string">
            <text:p text:style-name="P25">Launch the instance:</text:p>
          </table:table-cell>
        </table:table-row>
        <table:table-row>
          <table:table-cell table:style-name="Table2.A10" office:value-type="string">
            <text:p text:style-name="P23"><draw:control text:anchor-type="as-char" draw:z-index="14" draw:style-name="gr2" draw:text-style-name="P31" svg:width="0.466cm" svg:height="0.563cm" draw:control="control14"/></text:p>
          </table:table-cell>
          <table:table-cell table:style-name="Table2.B10" office:value-type="string">
            <text:p text:style-name="P26">Press the “<text:span text:style-name="T26">Launch</text:span>” button…</text:p>
          </table:table-cell>
        </table:table-row>
      </table:table>
      <text:p text:style-name="P27"/>
      <text:p text:style-name="P28">Wait for the instance to launch…</text:p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2">Once launched (Status is Active<text:span text:style-name="T34"> </text:span><text:span text:style-name="T35">in the column named </text:span><text:span text:style-name="T33">Status</text:span>)</text:p>
          </table:table-cell>
        </table:table-row>
        <table:table-row>
          <table:table-cell table:style-name="Table3.A2" office:value-type="string">
            <text:p text:style-name="P2"><draw:control text:anchor-type="as-char" draw:z-index="10" draw:style-name="gr2" draw:text-style-name="P31" svg:width="0.466cm" svg:height="0.563cm" draw:control="control11"/></text:p>
          </table:table-cell>
          <table:table-cell table:style-name="Table3.B2" office:value-type="string">
            <text:p text:style-name="P6">The IP address for the instance <text:span text:style-name="T36">in the </text:span><text:span text:style-name="T29">IP Address </text:span><text:span text:style-name="T36">column </text:span>is: <draw:control text:anchor-type="as-char" svg:y="-0.443cm" draw:z-index="0" draw:style-name="gr1" draw:text-style-name="P30" svg:width="6.504cm" svg:height="0.703cm" draw:control="control1"/></text:p>
          </table:table-cell>
        </table:table-row>
      </table:table>
      <text:p text:style-name="P17"/>
      <text:p text:style-name="P18"><text:span text:style-name="T33">Now </text:span>Build a url to place in your browser by prepending “http://”<text:span text:style-name="T30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7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11" draw:style-name="gr2" draw:text-style-name="P31" svg:width="0.466cm" svg:height="0.563cm" draw:control="control12"/></text:p>
          </table:table-cell>
          <table:table-cell table:style-name="Table4.B2" office:value-type="string">
            <text:p text:style-name="P8"><text:span text:style-name="T20">When visiting the constructed URL (along the lines of “</text:span><text:span text:style-name="T5">http://144.6.255.19</text:span><text:span text:style-name="T6">8</text:span><text:span text:style-name="T20">”) </text:span><text:span text:style-name="T21">a web page</text:span><text:span text:style-name="T22"> opens in your browser, </text:span><text:span text:style-name="T23">and shows a photograph of the </text:span><text:span text:style-name="T24">R</text:span><text:span text:style-name="T23">esearch </text:span><text:span text:style-name="T24">K</text:span><text:span text:style-name="T23">at.</text:span></text:p>
          </table:table-cell>
        </table:table-row>
      </table:table>
      <text:p text:style-name="P13"/>
      <text:p text:style-name="P15"><text:span text:style-name="T7">Congratulations!</text:span><text:span text:style-name="T8"> You have just </text:span><text:span text:style-name="T12">launched</text:span><text:span text:style-name="T8"> a </text:span><text:span text:style-name="T12">free </text:span><text:span text:style-name="T9">content management</text:span><text:span text:style-name="T10"> </text:span><text:span text:style-name="T9">system </text:span><text:span text:style-name="T11">in the NeCTAR cloud</text:span><text:span text:style-name="T10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2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5</meta:editing-cycles>
    <dc:date>2016-01-13T14:43:29.227956000</dc:date>
    <meta:editing-duration>PT1H49M55S</meta:editing-duration>
    <dc:creator>Martin Paulo</dc:creator>
    <meta:document-statistic meta:table-count="4" meta:image-count="1" meta:object-count="0" meta:page-count="1" meta:paragraph-count="38" meta:word-count="203" meta:character-count="1289" meta:non-whitespace-character-count="1103"/>
  </office:meta>
</office:document-meta>
</file>